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3943CADF1D140B05D10.png" manifest:media-type="image/png"/>
  <manifest:file-entry manifest:full-path="Pictures/1000000000000215000000F9ED80A6BE43D86BE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5.034cm" svg:height="21.024cm" draw:z-index="0"><draw:image xlink:href="Pictures/100000000000028F000003943CADF1D140B05D10.png" xlink:type="simple" xlink:show="embed" xlink:actuate="onLoad" draw:mime-type="image/png"/></draw:frame><draw:frame draw:style-name="fr1" draw:name="Figura2" text:anchor-type="char" svg:x="1.212cm" svg:y="21.209cm" svg:width="10.042cm" svg:height="4.692cm" draw:z-index="1"><draw:image xlink:href="Pictures/1000000000000215000000F9ED80A6BE43D86B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21:46:43.857000000</meta:creation-date>
    <dc:date>2022-08-26T21:48:26.127000000</dc:date>
    <meta:editing-duration>PT1M43S</meta:editing-duration>
    <meta:editing-cycles>1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